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
      <text:p text:style-name="Standard">## Challenging Parts of the Bonus</text:p>
      <text:p text:style-name="Standard"/>
      <text:p text:style-name="Standard">The bonus tasks for the Minishell project involve implementing advanced shell features such as logical operators (`&amp;&amp;` and `||`) and wildcard expansion (`*`). These features add significant complexity to the project and require careful design and implementation. Here are the key challenges associated with each part:</text:p>
      <text:p text:style-name="Standard"/>
      <text:p text:style-name="Standard">### 1. Implementing Logical Operators (`&amp;&amp;` and `||`)</text:p>
      <text:p text:style-name="Standard"/>
      <text:p text:style-name="Standard">**Objective**: Implement logical operators to allow conditional execution of commands.</text:p>
      <text:p text:style-name="Standard"/>
      <text:p text:style-name="Standard">**Challenges**:</text:p>
      <text:p text:style-name="Standard">- **Parsing**: Extending the parser to recognize and correctly handle `&amp;&amp;` and `||` operators. This involves updating the tokenization and parsing logic to understand these operators and their precedence.</text:p>
      <text:p text:style-name="Standard"><text:s text:c="2"/>- **Example**: `command1 &amp;&amp; command2 || command3` should be parsed such that `command2` only runs if `command1` succeeds, and `command3` only runs if either `command1` fails or `command2` fails.</text:p>
      <text:p text:style-name="Standard">- **Execution Flow Control**: Implementing the correct execution flow based on the logical operators. This requires managing the sequence of command execution depending on the success or failure of previous commands.</text:p>
      <text:p text:style-name="Standard"><text:s text:c="2"/>- **Example**: If `command1` succeeds (returns 0), then `command2` should execute. If `command1` fails (non-zero return), then `command3` should execute if it's part of an `||` chain.</text:p>
      <text:p text:style-name="Standard">- **Error Handling**: Ensuring that errors in command execution are properly handled and that the logical operators respond appropriately. This includes setting and checking the exit status of each command.</text:p>
      <text:p text:style-name="Standard">- **Parentheses for Priority**: Supporting parentheses to explicitly define the precedence of logical operations, which adds another layer of complexity to the parsing and execution logic.</text:p>
      <text:p text:style-name="Standard"><text:s text:c="2"/>- **Example**: `(command1 &amp;&amp; command2) || command3` should group `command1 &amp;&amp; command2` as a unit and execute `command3` only if the grouped commands fail.</text:p>
      <text:p text:style-name="Standard"/>
      <text:p text:style-name="Standard">### 2. Implementing Wildcards (`*`)</text:p>
      <text:p text:style-name="Standard"/>
      <text:p text:style-name="Standard">**Objective**: Implement wildcard expansion to allow matching of filenames or directories.</text:p>
      <text:p text:style-name="Standard"/>
      <text:p text:style-name="Standard">**Challenges**:</text:p>
      <text:p text:style-name="Standard">- **Pattern Matching**: Developing or integrating a pattern matching algorithm to match filenames and directories against the wildcard pattern. This involves interpreting `*` to match zero or more characters.</text:p>
      <text:p text:style-name="Standard"><text:s text:c="2"/>- **Example**: `ls *.c` should expand to list all `.c` files in the current directory.</text:p>
      <text:p text:style-name="Standard">- **Directory Traversal**: Implementing logic to traverse the directory structure and apply the wildcard pattern to list matching files or directories.</text:p>
      <text:p text:style-name="Standard"><text:s text:c="2"/>- **Example**: Expanding `*.c` requires reading the current directory contents and filtering names that match the pattern.</text:p>
      <text:p text:style-name="Standard">- **Integration with Command Execution**: Integrating the expanded results into the command execution flow. The shell must replace the wildcard pattern in the command with the actual list of matching files or directories.</text:p>
      <text:p text:style-name="Standard"><text:s text:c="2"/>- **Example**: Replacing `*.c` in `gcc *.c -o output` with the actual list of `.c` files before executing the `gcc` command.</text:p>
      <text:p text:style-name="Standard"><text:soft-page-break/>- **Error Handling**: Managing cases where no files match the wildcard pattern and ensuring that the shell handles such cases gracefully without crashing or producing incorrect results.</text:p>
      <text:p text:style-name="Standard"><text:s text:c="2"/>- **Example**: Handling `ls *.xyz` when there are no `.xyz` files in the directory should result in an appropriate message or behavior.</text:p>
      <text:p text:style-name="Standard"/>
      <text:p text:style-name="Standard">### Summary</text:p>
      <text:p text:style-name="Standard"/>
      <text:p text:style-name="Standard">Both bonus tasks require significant enhancements to the shell's parsing and execution logic. Implementing logical operators demands careful handling of command precedence and execution flow control, while wildcard expansion necessitates robust pattern matching and directory traversal capabilities. These challenges require a deep understanding of shell internals and careful design to ensure correct and efficient implementation.</text:p>
      <text:p text:style-name="Standard"/>
      <text:p text:style-name="Standard">---</text:p>
      <text:p text:style-name="Standard"/>
      <text:p text:style-name="Standard">This document organizes the content in a structured manner suitable for reference during the development proc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9T17:31:46.138882688</meta:creation-date>
    <dc:date>2024-06-29T17:34:00.946442331</dc:date>
    <meta:editing-duration>PT2M15S</meta:editing-duration>
    <meta:editing-cycles>1</meta:editing-cycles>
    <meta:document-statistic meta:table-count="0" meta:image-count="0" meta:object-count="0" meta:page-count="2" meta:paragraph-count="28" meta:word-count="544" meta:character-count="3797" meta:non-whitespace-character-count="3267"/>
    <meta:generator>LibreOffice/7.3.7.2$Linux_X86_64 LibreOffice_project/30$Build-2</meta:generator>
  </office:meta>
</office:document-meta>
</file>